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P2" style:family="paragraph" style:parent-style-name="List_20_Paragraph" style:list-style-name="WWNum1"/>
    <style:style style:name="T1" style:family="text">
      <style:text-properties fo:font-size="16pt" style:text-underline-style="solid" style:text-underline-width="auto" style:text-underline-color="font-color" fo:font-weight="bold" style:font-size-asian="16pt" style:font-weight-asian="bold"/>
    </style:style>
    <style:style style:name="T2" style:family="text">
      <style:text-properties fo:font-size="14pt" style:font-size-asian="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munication Methods</text:span></text:p>
      <text:p text:style-name="Standard"><text:span text:style-name="T2">Various methods were employed to ensure each member was kept up to date with the latest development. Upon initial meeting, we ensured phone numbers were exchanged, and this would provide the base of our communication.</text:span></text:p>
      <text:p text:style-name="Standard"><text:span text:style-name="T2">Subsequent applications were utilised:</text:span></text:p>
      <text:list xml:id="list6871605721310342128" text:style-name="WWNum1">
        <text:list-item>
          <text:p text:style-name="P2"><text:span text:style-name="T2">WhatsApp Group chat</text:span></text:p>
        </text:list-item>
        <text:list-item>
          <text:p text:style-name="P2"><text:span text:style-name="T2">Facebook Group</text:span></text:p>
        </text:list-item>
        <text:list-item>
          <text:p text:style-name="P2"><text:span text:style-name="T2">Google Drive</text:span></text:p>
        </text:list-item>
        <text:list-item>
          <text:p text:style-name="P2"><text:span text:style-name="T2">Waffle.io</text:span></text:p>
        </text:list-item>
        <text:list-item>
          <text:p text:style-name="P2"><text:span text:style-name="T2">GitHub</text:span></text:p>
        </text:list-item>
      </text:list>
      <text:p text:style-name="Standard"><text:span text:style-name="T2">WhatsApp and Facebook provided us with the means to schedule weekly team meetings, as to update and inform every one of the current progress and development, and also to agree upon task assignment and fixing of software issues.</text:span></text:p>
      <text:p text:style-name="Standard"><text:span text:style-name="T2">Task assignment was digitally assigned using the web application Waffle.io, which enabled us to track individual assignments, features yet to be added, as well as completed tasks. This method of issue/task assignment gave us a simple yet effective form of project management which we used throughout the planning, design and implementation stage.</text:span></text:p>
      <text:p text:style-name="Standard"><text:span text:style-name="T2">GitHub was used for creation of the repository, allowing for effective sharing of all work produced by the team, and also ensured we had back-ups of the current implementation of our software. <text:s/>This was an essential requirement for ensuring the group had the latest versions of Boolean Battles, whilst also providing another means of tracking changes to individual pieces of code.</text:span></text:p>
      <text:p text:style-name="Standard"><text:span text:style-name="T2">Google Drive provided a means of sharing material between specific members of the team, for example during production of the presen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meta:initial-creator>
    <dc:creator>Chris</dc:creator>
    <meta:editing-cycles>3</meta:editing-cycles>
    <meta:creation-date>2016-01-11T17:28:00</meta:creation-date>
    <dc:date>2016-01-11T18:07:00</dc:date>
    <meta:editing-duration>PT21S</meta:editing-duration>
    <meta:generator>LibreOffice/4.2.8.2$Linux_X86_64 LibreOffice_project/420m0$Build-2</meta:generator>
    <meta:document-statistic meta:table-count="0" meta:image-count="0" meta:object-count="0" meta:page-count="1" meta:paragraph-count="12" meta:word-count="227" meta:character-count="1438" meta:non-whitespace-character-count="12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